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.261cm" style:rel-column-width="4859*"/>
    </style:style>
    <style:style style:name="Tableau2.B" style:family="table-column">
      <style:table-column-properties style:column-width="9.088cm" style:rel-column-width="35031*"/>
    </style:style>
    <style:style style:name="Tableau2.C" style:family="table-column">
      <style:table-column-properties style:column-width="1.482cm" style:rel-column-width="5713*"/>
    </style:style>
    <style:style style:name="Tableau2.D" style:family="table-column">
      <style:table-column-properties style:column-width="5.17cm" style:rel-column-width="19932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1.261cm" style:rel-column-width="4859*"/>
    </style:style>
    <style:style style:name="Tableau3.B" style:family="table-column">
      <style:table-column-properties style:column-width="9.088cm" style:rel-column-width="35031*"/>
    </style:style>
    <style:style style:name="Tableau3.C" style:family="table-column">
      <style:table-column-properties style:column-width="1.482cm" style:rel-column-width="5713*"/>
    </style:style>
    <style:style style:name="Tableau3.D" style:family="table-column">
      <style:table-column-properties style:column-width="5.17cm" style:rel-column-width="19932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/>
    </style:style>
    <style:style style:name="P4" style:family="paragraph" style:parent-style-name="Text_20_body">
      <style:paragraph-properties fo:text-align="center" style:justify-single-word="false"/>
      <style:text-properties fo:font-size="12pt" fo:language="fr" fo:country="BE"/>
    </style:style>
    <style:style style:name="P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ext_20_body">
      <style:text-properties style:font-name="Verdana1"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Verdana1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2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4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able_20_Contents">
      <style:text-properties fo:font-size="6pt" style:font-size-asian="6pt" style:font-size-complex="6pt"/>
    </style:style>
    <style:style style:name="P28" style:family="paragraph" style:parent-style-name="Table_20_Contents">
      <style:text-properties fo:font-style="italic" style:font-style-asian="italic" style:font-style-complex="italic"/>
    </style:style>
    <style:style style:name="P29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Table_20_Contents" style:master-page-name="annexe">
      <style:paragraph-properties style:page-number="auto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38577840" text:id="ct238577840">
          <text:insertion>
            <office:change-info>
              <dc:creator>inconnu</dc:creator>
              <dc:date>2008-04-01T12:36:00</dc:date>
            </office:change-info>
          </text:insertion>
        </text:changed-region>
        <text:changed-region xml:id="ct238577736" text:id="ct238577736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238577632" text:id="ct238577632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315431888" text:id="ct315431888">
          <text:insertion>
            <office:change-info>
              <dc:creator>Auteur inconnu</dc:creator>
              <dc:date>2017-03-14T11:57:00</dc:date>
            </office:change-info>
          </text:insertion>
        </text:changed-region>
        <text:changed-region xml:id="ct238577528" text:id="ct238577528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238577424" text:id="ct238577424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238574928" text:id="ct238574928">
          <text:insertion>
            <office:change-info>
              <dc:creator>Auteur inconnu</dc:creator>
              <dc:date>2017-03-14T12:26:00</dc:date>
            </office:change-info>
          </text:insertion>
        </text:changed-region>
        <text:changed-region xml:id="ct238577320" text:id="ct238577320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238577216" text:id="ct238577216">
          <text:insertion>
            <office:change-info>
              <dc:creator>Auteur inconnu</dc:creator>
              <dc:date>2016-12-01T12:38:00</dc:date>
            </office:change-info>
          </text:insertion>
        </text:changed-region>
        <text:changed-region xml:id="ct238577008" text:id="ct238577008">
          <text:insertion>
            <office:change-info>
              <dc:creator>inconnu</dc:creator>
              <dc:date>2009-02-11T16:17:00</dc:date>
            </office:change-info>
          </text:insertion>
        </text:changed-region>
        <text:changed-region xml:id="ct238576800" text:id="ct238576800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238576696" text:id="ct238576696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238576592" text:id="ct238576592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238576488" text:id="ct238576488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38576384" text:id="ct238576384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38576280" text:id="ct238576280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38577112" text:id="ct238577112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38576904" text:id="ct238576904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38576176" text:id="ct238576176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238576072" text:id="ct238576072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238575968" text:id="ct238575968">
          <text:insertion>
            <office:change-info>
              <dc:creator>Auteur inconnu</dc:creator>
              <dc:date>2017-03-14T11:31:00</dc:date>
            </office:change-info>
          </text:insertion>
        </text:changed-region>
        <text:changed-region xml:id="ct238575864" text:id="ct238575864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238575760" text:id="ct238575760">
          <text:insertion>
            <office:change-info>
              <dc:creator>Auteur inconnu</dc:creator>
              <dc:date>2017-03-14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><text:span text:style-name="T1">SEANCE DU COLLEGE COMMUNAL DU </text:span><text:change-start text:change-id="ct238577840"/><text:span text:style-name="T1">self.getDisplayableName()</text:span><text:change-end text:change-id="ct238577840"/><text:span text:style-name="T1"> </text:span></text:p>
      <text:p text:style-name="P20"/>
      <text:p text:style-name="P1"/>
      <text:p text:style-name="P13">PROCES-VERBAL</text:p>
      <text:p text:style-name="P11"/>
      <text:p text:style-name="P11">Le Collège communal se réunit à <text:change-start text:change-id="ct238577736"/>self.getPlace()<text:change-end text:change-id="ct238577736"/></text:p>
      <text:p text:style-name="P12">Ouverture de la séance :</text:p>
      <text:p text:style-name="P11">La présidence de la séance est assurée par le <text:change-start text:change-id="ct238577632"/>self.adapted().getSignatoriesForPrinting(0,0,True,True)<text:change-end text:change-id="ct238577632"/></text:p>
      <text:p text:style-name="P11">La séance est ouverte à <text:change-start text:change-id="ct315431888"/>self.getStartDate()<text:change-end text:change-id="ct315431888"/></text:p>
      <text:p text:style-name="P12">Sont présents :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MM.</text:p>
          </table:table-cell>
          <table:table-cell table:style-name="Tableau6.A1" office:value-type="string">
            <text:p text:style-name="standard2">A<office:annotation><dc:creator>Auteur inconnu</dc:creator><dc:date>2010-11-05T11:34:17.35</dc:date><text:p><text:span text:style-name="T13">do text if not self.getAssembly()</text:span></text:p><text:p>from xhtml(self.adapted().reformAssembly(self.getStrikedAssembly(True),False),stylesMapping={'p':'standard2'})</text:p></office:annotation>ssembly</text:p>
            <text:p text:style-name="standard2">A<office:annotation><dc:creator>Auteur inconnu</dc:creator><dc:date>2010-11-06T14:26:04.36</dc:date><text:p><text:span text:style-name="T13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6"><text:change-start text:change-id="ct238577528"/><office:annotation><dc:creator>Auteur inconnu</dc:creator><dc:date>2016-12-01T12:08:50.36</dc:date><text:p><text:span text:style-name="T17">do table if self.adapted().getAbsentsForPrinting()</text:span></text:p></office:annotation><text:change-end text:change-id="ct238577528"/>Absence(s) :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238577424"/><office:annotation><dc:creator>Auteur inconnu</dc:creator><dc:date>2016-12-01T12:10:21.36</dc:date><text:p><text:span text:style-name="T13">do text</text:span></text:p><text:p>from xhtml(self.adapted().getAbsentsForPrinting(),stylesMapping={'p':'standard2'})</text:p></office:annotation><text:change-end text:change-id="ct238577424"/></text:p>
          </table:table-cell>
        </table:table-row>
      </table:table>
      <text:p text:style-name="P16"/>
      <text:p text:style-name="P16"><office:annotation><dc:creator>Auteur inconnu</dc:creator><dc:date>2016-12-01T11:18:18.36</dc:date><text:p><text:span text:style-name="T17">do text</text:span></text:p><text:p>from xhtml(self.getPostObservations())</text:p></office:annotation>Observation</text:p>
      <text:p text:style-name="Text_20_body"><text:span text:style-name="T3">Mouvements en cours de séance </text:span>:</text:p>
      <text:p text:style-name="Text_20_body">Les éventuels mouvement en cours de séance sont mentionnés dans le corp du présent procès-verbal</text:p>
      <text:p text:style-name="Text_20_body"><text:span text:style-name="T3">Votes </text:span>:</text:p>
      <text:p text:style-name="Text_20_body">sauf mention contraire dans le corps du procès-verbal, les décisions qui y sont actées ont été adoptées à l'hunanimité</text:p>
      <text:p text:style-name="Text_20_body"><text:span text:style-name="T3">Fin de séance</text:span> :</text:p>
      <text:p text:style-name="Text_20_body">Le président a levé la séance à <text:change-start text:change-id="ct238574928"/>self.getEndDate()<text:change-end text:change-id="ct238574928"/></text:p>
      <text:p text:style-name="Text_20_body">Enddate</text:p>
      <text:p text:style-name="Text_20_body"><text:span text:style-name="T3">Procès-verbal</text:span> :</text:p>
      <text:p text:style-name="Text_20_body">Le procès-verbal est unique ; il comprend deux parties.</text:p>
      <text:p text:style-name="Text_20_body">La partie II reprend les points présentés sur ANDANA ; la partie I, les autres points.</text:p>
      <text:p text:style-name="P15">* <text:s text:c="2"/>* <text:s text:c="2"/>*</text:p>
      <text:p text:style-name="P15">*</text:p>
      <text:p text:style-name="P19"/>
      <text:p text:style-name="P30">Adoption du procès-verbal :</text:p>
      <text:p text:style-name="Text_20_body">Le Collège communal, en séance du <text:span text:style-name="T8">…..........</text:span><text:span text:style-name="T6"> </text:span>a été informé par écrit par le <text:change-start text:change-id="ct238577320"/>self.adapted().getSignatoriesForPrinting(1,0,True,True)<text:change-end text:change-id="ct238577320"/> de la finalisation en projet du présent procès-verbal.</text:p>
      <text:p text:style-name="Text_20_body">L'article 38 du Règlement d'ordre intérieur dispose :</text:p>
      <text:list xml:id="list2201821594037544547" text:style-name="L1">
        <text:list-item>
          <text:p text:style-name="P31">que les observations sur le texte en projet sont à formuler lors de la séance suivant celle lors de laquelle cette information est donnée ;</text:p>
        </text:list-item>
        <text:list-item>
          <text:p text:style-name="P31">qu'à défaut d'observation à ce moment, le procès-verbal sera considéré comme adopté.</text:p>
        </text:list-item>
      </text:list>
      <text:p text:style-name="Text_20_body">La séance suivant celle du <text:span text:style-name="T7">…...............</text:span> s'est tenue le …....................</text:p>
      <text:p text:style-name="Text_20_body">Aucune observation n'a alors été formulé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</text:p>
      <text:p text:style-name="Text_20_body"/>
      <text:p text:style-name="P14">*     *     *</text:p>
      <text:p text:style-name="P14">*</text:p>
      <text:p text:style-name="P29">TEXTE ADOPTE</text:p>
      <text:p text:style-name="P29">PARTIE I</text:p>
      <text:p text:style-name="P17"/>
      <text:p text:style-name="P17">A établir</text:p>
      <text:p text:style-name="P17"/>
      <text:p text:style-name="P29">FIN PARTIE I</text:p>
      <text:p text:style-name="P5">* <text:s text:c="3"/>* <text:s text:c="3"/>*</text:p>
      <text:p text:style-name="P5">*</text:p>
      <text:p text:style-name="P5"/>
      <text:p text:style-name="P23"/>
      <text:p text:style-name="P21"><text:span text:style-name="T1">SEANCE DU COLLEGE COMMUNAL DU </text:span><text:change-start text:change-id="ct238577216"/><text:span text:style-name="T1">self.getDisplayableName()</text:span><text:change-end text:change-id="ct238577216"/><text:span text:style-name="T1"> </text:span></text:p>
      <text:p text:style-name="P20"/>
      <text:p text:style-name="P2"/>
      <text:p text:style-name="P29">TEXTE ADOPTE</text:p>
      <text:p text:style-name="P29">PARTIE II</text:p>
      <text:p text:style-name="P5"/>
      <text:p text:style-name="P5">* <text:s text:c="3"/>* <text:s text:c="3"/>*</text:p>
      <text:p text:style-name="P5"/>
      <text:section text:style-name="Sect1" text:name="Section1">
        <text:p text:style-name="P24"><office:annotation><dc:creator>Auteur inconnu</dc:creator><dc:date>2016-12-01T12:33:23.37</dc:date><text:p><text:span text:style-name="T17">do section for item in self.adapted().getPrintableItemsByNumCategory(uids=itemUids,catstoexclude=[],exclude=True,allItems=True)</text:span></text:p></office:annotation><text:change-start text:change-id="ct238577008"/>item[0].Title()[3:]<text:change-end text:change-id="ct238577008"/></text:p>
        <text:section text:style-name="Sect1" text:name="Section2">
          <text:p text:style-name="Standard2"><text:change-start text:change-id="ct238576800"/><text:span text:style-name="T4">p[1]</text:span><text:change-end text:change-id="ct238576800"/><text:span text:style-name="T4">. </text:span><text:change-start text:change-id="ct238576696"/><text:span text:style-name="T3">p[0].Title()</text:span><text:change-end text:change-id="ct238576696"/><text:span text:style-name="T2"><office:annotation><dc:date>2008-06-10T00:00:00.38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6"/>
              </table:table-cell>
              <table:table-cell table:style-name="Tableau7.A1" table:number-columns-spanned="2" office:value-type="string">
                <text:p text:style-name="P26"><text:span text:style-name="T12"><office:annotation><dc:creator>Auteur inconnu</dc:creator><dc:date>2016-12-01T12:08:50.38</dc:date><text:p><text:span text:style-name="T17">do table if p[0].adapted().getItemAbsentsForPrinting()</text:span></text:p></office:annotation></text:span><text:span text:style-name="T12">Absent(s) pour l'examen de ce point  </text:span>: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7"/>
              </table:table-cell>
              <table:table-cell table:style-name="Tableau7.A1" office:value-type="string">
                <text:p text:style-name="P27"/>
              </table:table-cell>
              <table:table-cell table:style-name="Tableau7.A1" office:value-type="string">
                <text:p text:style-name="P27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38</dc:date><text:p><text:span text:style-name="T13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38</dc:date><text:p>do text</text:p><text:p>from xhtml(p[0].getTextpv(),stylesMapping={'p':'Standard2'})</text:p></office:annotation>Textpv</text:p>
          <text:p text:style-name="Standard"><office:annotation><dc:date>2010-02-22T00:00:00.38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33"><office:annotation><dc:creator>Auteur inconnu</dc:creator><dc:date>2016-12-01T14:58:50.38</dc:date><text:p><text:span text:style-name="T15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8"><text:span text:style-name="T2"><office:annotation><dc:creator>Auteur inconnu</dc:creator><dc:date>2016-09-12T14:44:38.39</dc:date><text:p text:style-name="P34"><text:span text:style-name="T16">do table for image in annex['images']</text:span></text:p></office:annotation></text:span><text:span text:style-name="T2">Annexe </text:span><text:change-start text:change-id="ct238576592"/><text:span text:style-name="T11">annex['number']</text:span><text:change-end text:change-id="ct238576592"/><text:span text:style-name="T11">/</text:span><text:change-start text:change-id="ct238576488"/><text:span text:style-name="T11">len(IAnnexable(p[0]).getAnnexesToPrint(relatedTo='item_decision'))</text:span><text:change-end text:change-id="ct238576488"/><text:span text:style-name="T11">, page </text:span><text:change-start text:change-id="ct238576384"/><text:span text:style-name="T11">image['number']</text:span><text:change-end text:change-id="ct238576384"/><text:span text:style-name="T11">/</text:span><text:change-start text:change-id="ct238576280"/><text:span text:style-name="T11">annex['number_of_images']</text:span><text:change-end text:change-id="ct238576280"/></text:p>
                      <text:p text:style-name="Table_20_Contents"><text:span text:style-name="T9"><office:annotation><dc:creator>Auteur inconnu</dc:creator><dc:date>2016-09-09T16:31:31.40</dc:date><text:p text:style-name="P34"><text:span text:style-name="T15">do text</text:span></text:p><text:p text:style-name="P34"><text:span text:style-name="T15">from document(at=image['path'], anchor='as-char', size=(17.81, 25))</text:span></text:p></office:annotation></text:span><text:span text:style-name="T9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4">*  *  *</text:p>
      <text:p text:style-name="P18"> </text:p>
      <text:p text:style-name="P29">FIN PARTIE II</text:p>
      <text:p text:style-name="P7"/>
      <text:p text:style-name="P15"><text:span text:style-name="T5">Par le Collège,</text:span> 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standard4"/>
          </table:table-cell>
          <table:table-cell table:style-name="Tableau2.A1" office:value-type="string">
            <text:p text:style-name="standard4"><text:bookmark text:name="DDE_LINK11"/><text:span text:style-name="T10"><office:annotation><dc:date>2010-08-27T00:00:00.40</dc:date><text:p>do table if not self.getSignatures()</text:p></office:annotation></text:span>Le <text:change-start text:change-id="ct238577112"/>self.adapted().getSignatoriesForPrinting(1,0,True,True)<text:change-end text:change-id="ct238577112"/>,</text:p>
          </table:table-cell>
          <table:table-cell table:style-name="Tableau2.A1" office:value-type="string">
            <text:p text:style-name="standard4"/>
          </table:table-cell>
          <table:table-cell table:style-name="Tableau2.A1" office:value-type="string">
            <text:p text:style-name="standard4">Le Président,</text:p>
          </table:table-cell>
        </table:table-row>
        <table:table-row table:style-name="Tableau2.2"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</table:table-row>
        <table:table-row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standard4">(s) <text:change-start text:change-id="ct238576904"/>self.adapted().getSignatoriesForPrinting(1,1,True,True)<text:change-end text:change-id="ct238576904"/>.</text:p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standard4">(s) <text:change-start text:change-id="ct238576176"/>self.adapted().getSignatoriesForPrinting(0,1,True,True)<text:change-end text:change-id="ct238576176"/>.</text:p>
            <text:p text:style-name="standard4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8">*     *     *</text:p>
            <text:p text:style-name="P7">Adopté en séance</text:p>
            <text:p text:style-name="P9"> </text:p>
            <text:p text:style-name="P7">PAR LE COLLEGE,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1" office:value-type="string">
            <text:p text:style-name="P25"><office:annotation><dc:creator>Auteur inconnu</dc:creator><dc:date>2010-11-04T13:44:44.41</dc:date><text:p><text:span text:style-name="T14">do table if not self.getSignatures()</text:span></text:p></office:annotation></text:p>
          </table:table-cell>
          <table:table-cell table:style-name="Tableau3.A1" office:value-type="string">
            <text:p text:style-name="standard4"><text:bookmark-start text:name="DDE_LINK111"/>L<text:bookmark-end text:name="DDE_LINK111"/>e <text:change-start text:change-id="ct238576072"/>self.adapted().getSignatoriesForPrinting(1,0,True,False)<text:change-end text:change-id="ct238576072"/>,</text:p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Le <text:change-start text:change-id="ct238575968"/>self.adapted().getSignatoriesForPrinting(0,0,True,False)<text:change-end text:change-id="ct238575968"/>,</text:p>
          </table:table-cell>
        </table:table-row>
        <table:table-row table:style-name="Tableau3.3"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/>
          </table:table-cell>
        </table:table-row>
        <table:table-row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<text:change-start text:change-id="ct238575864"/>self.adapted().getSignatoriesForPrinting(1,<text:soft-page-break/>1,True,False)<text:change-end text:change-id="ct238575864"/></text:p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<text:change-start text:change-id="ct238575760"/>self.adapted().getSignat<text:soft-page-break/>oriesForPrinting(0,1,True,False)<text:change-end text:change-id="ct238575760"/></text:p>
          </table:table-cell>
        </table:table-row>
      </table:table>
      <text:p text:style-name="P7"/>
      <text:section text:style-name="Sect2" text:name="Section3">
        <text:p text:style-name="P7"><office:annotation><dc:creator>Auteur inconnu</dc:creator><dc:date>2010-11-05T11:28:10.41</dc:date><text:p><text:span text:style-name="T13">do section if self.getSignatures()</text:span></text:p></office:annotation>PAR LE COLLEGE,</text:p>
        <text:p text:style-name="P8"> </text:p>
        <text:p text:style-name="P7">Le Directeur général, <text:s text:c="59"/>        LE PRESIDENT,</text:p>
        <text:p text:style-name="P7"/>
        <text:p text:style-name="P7">(s)Y.GEMINE                     <text:s text:c="59"/>(s) C.EERDEKENS</text:p>
        <text:p text:style-name="P8"> </text:p>
        <text:p text:style-name="P8">*     *     *</text:p>
        <text:p text:style-name="P7">Adopté en séance</text:p>
        <text:p text:style-name="P9"> </text:p>
        <text:p text:style-name="P7">PAR LE COLLEGE,</text:p>
        <text:p text:style-name="P8">  </text:p>
        <text:p text:style-name="P10">Le Directeur Gener<text:tab/>al,        <text:s text:c="52"/>Le Bourgmestre,</text:p>
        <text:p text:style-name="P10"> </text:p>
        <text:p text:style-name="P10"> </text:p>
        <text:p text:style-name="P10"><text:s/>Y.GEMINE                    <text:s text:c="61"/>C.EERDEKENS</text:p>
      </text:section>
      <text:p text:style-name="P15"/>
      <text:p text:style-name="P3">------------------------------------------------------------------------------------------------------------</text:p>
      <text:p text:style-name="standard2"/>
      <text:p text:style-name="standard2"/>
      <text:p text:style-name="standar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6-01-24T15:14:18</meta:creation-date>
    <dc:date>2017-03-14T12:26:43.61</dc:date>
    <dc:language>fr-FR</dc:language>
    <meta:editing-cycles>308</meta:editing-cycles>
    <meta:editing-duration>P49DT15H45M30S</meta:editing-duration>
    <meta:document-statistic meta:table-count="7" meta:image-count="0" meta:object-count="0" meta:page-count="4" meta:paragraph-count="89" meta:word-count="395" meta:character-count="321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